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838cm"/>
    </style:style>
    <style:style style:name="co3" style:family="table-column">
      <style:table-column-properties fo:break-before="auto" style:column-width="6.66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644cm"/>
    </style:style>
    <style:style style:name="co6" style:family="table-column">
      <style:table-column-properties fo:break-before="auto" style:column-width="7.16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8.999cm" svg:x="6.416cm" svg:y="5.564cm">
            <draw:object draw:notify-on-update-of-ranges="Feuille1.A3:Feuille1.A9 Feuille1.B3:Feuille1.B3 Feuille1.B3:Feuille1.B9 Feuille1.A3:Feuille1.A9 Feuille1.C3:Feuille1.C3 Feuille1.C3:Feuille1.C9 Feuille1.F3:Feuille1.F9 Feuille1.G3:Feuille1.G3 Feuille1.G3:Feuille1.G9 Feuille1.F3:Feuille1.F9 Feuille1.H3:Feuille1.H3 Feuille1.H3:Feuille1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jout de cercles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Ajout de rectangles</text:p>
          </table:table-cell>
          <table:covered-table-cell/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Temps de ajout des cercles</text:p>
          </table:table-cell>
          <table:table-cell office:value-type="string" calcext:value-type="string">
            <text:p>Temps de suppression des cercles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Temps d'ajout des rectangles</text:p>
          </table:table-cell>
          <table:table-cell office:value-type="string" calcext:value-type="string">
            <text:p>Temps de suppression des rectangles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.231" calcext:value-type="float">
            <text:p>6,231</text:p>
          </table:table-cell>
          <table:table-cell office:value-type="float" office:value="0.334" calcext:value-type="float">
            <text:p>0,33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89" calcext:value-type="float">
            <text:p>6,189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0.181" calcext:value-type="float">
            <text:p>30,181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51.02" calcext:value-type="float">
            <text:p>51,02</text:p>
          </table:table-cell>
          <table:table-cell office:value-type="float" office:value="3.977" calcext:value-type="float">
            <text:p>3,977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241.983" calcext:value-type="float">
            <text:p>241,983</text:p>
          </table:table-cell>
          <table:table-cell office:value-type="float" office:value="34.908" calcext:value-type="float">
            <text:p>34,908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223.054" calcext:value-type="float">
            <text:p>223,054</text:p>
          </table:table-cell>
          <table:table-cell office:value-type="float" office:value="31.66" calcext:value-type="float">
            <text:p>31,66</text:p>
          </table:table-cell>
        </table:table-row>
        <table:table-row table:style-name="ro2">
          <table:table-cell office:value-type="float" office:value="50000" calcext:value-type="float">
            <text:p>50000</text:p>
          </table:table-cell>
          <table:table-cell office:value-type="float" office:value="2172.557" calcext:value-type="float">
            <text:p>2172,557</text:p>
          </table:table-cell>
          <table:table-cell office:value-type="float" office:value="268.019" calcext:value-type="float">
            <text:p>268,019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2267.93" calcext:value-type="float">
            <text:p>2267,93</text:p>
          </table:table-cell>
          <table:table-cell office:value-type="float" office:value="275.405" calcext:value-type="float">
            <text:p>275,4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302.44" calcext:value-type="float">
            <text:p>4302,44</text:p>
          </table:table-cell>
          <table:table-cell office:value-type="float" office:value="575.999" calcext:value-type="float">
            <text:p>575,99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593.537" calcext:value-type="float">
            <text:p>4593,537</text:p>
          </table:table-cell>
          <table:table-cell office:value-type="float" office:value="527.337" calcext:value-type="float">
            <text:p>527,337</text:p>
          </table:table-cell>
        </table:table-row>
        <table:table-row table:style-name="ro2">
          <table:table-cell office:value-type="float" office:value="500000" calcext:value-type="float">
            <text:p>500000</text:p>
          </table:table-cell>
          <table:table-cell office:value-type="float" office:value="22551.645" calcext:value-type="float">
            <text:p>22551,645</text:p>
          </table:table-cell>
          <table:table-cell office:value-type="float" office:value="2945.737" calcext:value-type="float">
            <text:p>2945,737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22989.863" calcext:value-type="float">
            <text:p>22989,863</text:p>
          </table:table-cell>
          <table:table-cell office:value-type="float" office:value="2821.347" calcext:value-type="float">
            <text:p>2821,347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7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10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00:22:38.314483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3:35:24.167464399</meta:creation-date>
    <meta:generator>LibreOffice/4.1.4.2$Linux_X86_64 LibreOffice_project/410m0$Build-2</meta:generator>
    <dc:date>2014-01-27T00:35:19.605059092</dc:date>
    <meta:editing-duration>PT32M41S</meta:editing-duration>
    <meta:editing-cycles>14</meta:editing-cycles>
    <meta:document-statistic meta:table-count="1" meta:cell-count="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3cm" svg:y="0.316cm" chart:style-name="ch2">
          <text:p>Temps d'ajout et de suppression d'éléments en fonction de leur nombre</text:p>
        </chart:title>
        <chart:legend chart:legend-position="end" svg:x="10.237cm" svg:y="3.057cm" style:legend-expansion="high" chart:style-name="ch3"/>
        <chart:plot-area chart:style-name="ch4" table:cell-range-address="Feuille1.A3:Feuille1.C9 Feuille1.G3:Feuille1.H9" chart:data-source-has-labels="row" svg:x="1.331cm" svg:y="1.635cm" svg:width="8.266cm" svg:height="6.204cm">
          <chartooo:coordinate-region svg:x="2.508cm" svg:y="1.834cm" svg:width="6.532cm" svg:height="5.358cm"/>
          <chart:axis chart:dimension="x" chart:name="primary-x" chart:style-name="ch5">
            <chart:title svg:x="3.965cm" svg:y="8.019cm" chart:style-name="ch6">
              <text:p>Nombre d'éléments</text:p>
            </chart:title>
          </chart:axis>
          <chart:axis chart:dimension="y" chart:name="primary-y" chart:style-name="ch5">
            <chart:title svg:x="0.451cm" svg:y="5.667cm" chart:style-name="ch7">
              <text:p>Temps (ms)</text:p>
            </chart:title>
            <chart:grid chart:style-name="ch8" chart:class="major"/>
          </chart:axis>
          <chart:series chart:style-name="ch9" chart:values-cell-range-address="Feuille1.B3:Feuille1.B9" chart:label-cell-address="Feuille1.B3:Feuille1.B3" chart:class="chart:scatter">
            <chart:domain table:cell-range-address="Feuille1.A3:Feuille1.A9"/>
            <chart:data-point chart:repeated="7"/>
          </chart:series>
          <chart:series chart:style-name="ch10" chart:values-cell-range-address="Feuille1.C3:Feuille1.C9" chart:label-cell-address="Feuille1.C3:Feuille1.C3" chart:class="chart:scatter">
            <chart:data-point chart:repeated="7"/>
          </chart:series>
          <chart:series chart:style-name="ch11" chart:values-cell-range-address="Feuille1.G3:Feuille1.G9" chart:label-cell-address="Feuille1.G3:Feuille1.G3" chart:class="chart:scatter">
            <chart:domain table:cell-range-address="Feuille1.F3:Feuille1.F9"/>
            <chart:data-point chart:repeated="7"/>
          </chart:series>
          <chart:series chart:style-name="ch12" chart:values-cell-range-address="Feuille1.H3:Feuille1.H9" chart:label-cell-address="Feuille1.H3:Feuille1.H3" chart:class="chart:scatter">
            <chart:domain table:cell-range-address="Feuille1.F3:Feuille1.F9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ajout des cercles</text:p>
                <draw:g>
                  <svg:desc>Feuille1.B3:Feuille1.B3</svg:desc>
                </draw:g>
              </table:table-cell>
              <table:table-cell office:value-type="string">
                <text:p>Temps de suppression des cercles</text:p>
                <draw:g>
                  <svg:desc>Feuille1.C3:Feuille1.C3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Temps d'ajout des rectangles</text:p>
                <draw:g>
                  <svg:desc>Feuille1.G3:Feuille1.G3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Temps de suppression des rectangles</text:p>
                <draw:g>
                  <svg:desc>Feuille1.H3:Feuille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Feuille1.A3:Feuille1.A9</svg:desc>
                </draw:g>
              </table:table-cell>
              <table:table-cell office:value-type="float" office:value="NaN">
                <text:p>NaN</text:p>
                <draw:g>
                  <svg:desc>Feuille1.B3:Feuille1.B9</svg:desc>
                </draw:g>
              </table:table-cell>
              <table:table-cell office:value-type="float" office:value="NaN">
                <text:p>NaN</text:p>
                <draw:g>
                  <svg:desc>Feuille1.C3:Feuille1.C9</svg:desc>
                </draw:g>
              </table:table-cell>
              <table:table-cell office:value-type="float" office:value="NaN">
                <text:p>NaN</text:p>
                <draw:g>
                  <svg:desc>Feuille1.F3:Feuille1.F9</svg:desc>
                </draw:g>
              </table:table-cell>
              <table:table-cell office:value-type="float" office:value="NaN">
                <text:p>NaN</text:p>
                <draw:g>
                  <svg:desc>Feuille1.G3:Feuille1.G9</svg:desc>
                </draw:g>
              </table:table-cell>
              <table:table-cell office:value-type="float" office:value="NaN">
                <text:p>NaN</text:p>
                <draw:g>
                  <svg:desc>Feuille1.F3:Feuille1.F9</svg:desc>
                </draw:g>
              </table:table-cell>
              <table:table-cell office:value-type="float" office:value="NaN">
                <text:p>NaN</text:p>
                <draw:g>
                  <svg:desc>Feuille1.H3:Feuille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.231">
                <text:p>6.231</text:p>
              </table:table-cell>
              <table:table-cell office:value-type="float" office:value="0.334">
                <text:p>0.334</text:p>
              </table:table-cell>
              <table:table-cell office:value-type="float" office:value="100">
                <text:p>100</text:p>
              </table:table-cell>
              <table:table-cell office:value-type="float" office:value="6.189">
                <text:p>6.189</text:p>
              </table:table-cell>
              <table:table-cell office:value-type="float" office:value="100">
                <text:p>100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30.181">
                <text:p>30.181</text:p>
              </table:table-cell>
              <table:table-cell office:value-type="float" office:value="1.56">
                <text:p>1.56</text:p>
              </table:table-cell>
              <table:table-cell office:value-type="float" office:value="1000">
                <text:p>1000</text:p>
              </table:table-cell>
              <table:table-cell office:value-type="float" office:value="51.02">
                <text:p>51.02</text:p>
              </table:table-cell>
              <table:table-cell office:value-type="float" office:value="1000">
                <text:p>1000</text:p>
              </table:table-cell>
              <table:table-cell office:value-type="float" office:value="3.977">
                <text:p>3.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41.983">
                <text:p>241.983</text:p>
              </table:table-cell>
              <table:table-cell office:value-type="float" office:value="34.908">
                <text:p>34.908</text:p>
              </table:table-cell>
              <table:table-cell office:value-type="float" office:value="5000">
                <text:p>5000</text:p>
              </table:table-cell>
              <table:table-cell office:value-type="float" office:value="223.054">
                <text:p>223.054</text:p>
              </table:table-cell>
              <table:table-cell office:value-type="float" office:value="5000">
                <text:p>5000</text:p>
              </table:table-cell>
              <table:table-cell office:value-type="float" office:value="31.66">
                <text:p>3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2172.557">
                <text:p>2172.557</text:p>
              </table:table-cell>
              <table:table-cell office:value-type="float" office:value="268.019">
                <text:p>268.019</text:p>
              </table:table-cell>
              <table:table-cell office:value-type="float" office:value="50000">
                <text:p>50000</text:p>
              </table:table-cell>
              <table:table-cell office:value-type="float" office:value="2267.93">
                <text:p>2267.93</text:p>
              </table:table-cell>
              <table:table-cell office:value-type="float" office:value="50000">
                <text:p>50000</text:p>
              </table:table-cell>
              <table:table-cell office:value-type="float" office:value="275.405">
                <text:p>275.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302.44">
                <text:p>4302.44</text:p>
              </table:table-cell>
              <table:table-cell office:value-type="float" office:value="575.999">
                <text:p>575.999</text:p>
              </table:table-cell>
              <table:table-cell office:value-type="float" office:value="100000">
                <text:p>100000</text:p>
              </table:table-cell>
              <table:table-cell office:value-type="float" office:value="4593.537">
                <text:p>4593.537</text:p>
              </table:table-cell>
              <table:table-cell office:value-type="float" office:value="100000">
                <text:p>100000</text:p>
              </table:table-cell>
              <table:table-cell office:value-type="float" office:value="527.337">
                <text:p>527.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0">
                <text:p>500000</text:p>
              </table:table-cell>
              <table:table-cell office:value-type="float" office:value="22551.645">
                <text:p>22551.645</text:p>
              </table:table-cell>
              <table:table-cell office:value-type="float" office:value="2945.737">
                <text:p>2945.737</text:p>
              </table:table-cell>
              <table:table-cell office:value-type="float" office:value="500000">
                <text:p>500000</text:p>
              </table:table-cell>
              <table:table-cell office:value-type="float" office:value="22989.863">
                <text:p>22989.863</text:p>
              </table:table-cell>
              <table:table-cell office:value-type="float" office:value="500000">
                <text:p>500000</text:p>
              </table:table-cell>
              <table:table-cell office:value-type="float" office:value="2821.347">
                <text:p>2821.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